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875977"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89ada2"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89ada2"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89ada2" style:font-size-asian="12pt" style:language-asian="tr" style:country-asian="TR" style:font-weight-asian="normal" style:font-name-complex="Times New Roman"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9ada2"/>
    </style:style>
    <style:style style:name="P70"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1" style:font-size-complex="12pt" style:font-weight-complex="normal"/>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officeooo:paragraph-rsid="00875977"/>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bb17"/>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none" fo:font-weight="bold" officeooo:rsid="007ab96d" officeooo:paragraph-rsid="008fbb17" style:font-size-asian="12pt" style:language-asian="tr" style:country-asian="TR" style:font-style-asian="italic" style:font-weight-asian="bold" style:font-name-complex="Times New Roman" style:font-size-complex="12pt" style:font-style-complex="italic" style:font-weight-complex="bold"/>
    </style:style>
    <style:style style:name="P8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821128" style:font-weight-asian="normal" style:font-weight-complex="normal"/>
    </style:style>
    <style:style style:name="T10" style:family="text">
      <style:text-properties fo:font-weight="normal" officeooo:rsid="008f180f" style:font-weight-asian="normal" style:font-weight-complex="normal"/>
    </style:style>
    <style:style style:name="T11" style:family="text">
      <style:text-properties fo:font-weight="normal" style:language-asian="tr" style:country-asian="TR" style:font-weight-asian="normal" style:font-name-complex="Times New Roman" style:font-weight-complex="normal"/>
    </style:style>
    <style:style style:name="T12" style:family="text">
      <style:text-properties fo:font-weight="normal" officeooo:rsid="00310090" style:language-asian="tr" style:country-asian="TR" style:font-weight-asian="normal" style:font-name-complex="Times New Roman" style:font-weight-complex="normal"/>
    </style:style>
    <style:style style:name="T13" style:family="text">
      <style:text-properties fo:font-weight="normal" officeooo:rsid="0038a6b6" style:language-asian="tr" style:country-asian="TR" style:font-weight-asian="normal" style:font-name-complex="Times New Roman" style:font-weight-complex="normal"/>
    </style:style>
    <style:style style:name="T14" style:family="text">
      <style:text-properties fo:font-weight="normal" officeooo:rsid="0043c25c" style:language-asian="tr" style:country-asian="TR" style:font-weight-asian="normal" style:font-name-complex="Times New Roman" style:font-weight-complex="normal"/>
    </style:style>
    <style:style style:name="T15" style:family="text">
      <style:text-properties fo:font-weight="normal" officeooo:rsid="00455e0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fo:font-weight="normal" officeooo:rsid="006fa4e9" style:language-asian="tr" style:country-asian="TR" style:font-weight-asian="normal" style:font-weight-complex="normal"/>
    </style:style>
    <style:style style:name="T20" style:family="text">
      <style:text-properties officeooo:rsid="00172ad1"/>
    </style:style>
    <style:style style:name="T21" style:family="text">
      <style:text-properties officeooo:rsid="00191904"/>
    </style:style>
    <style:style style:name="T22" style:family="text">
      <style:text-properties officeooo:rsid="001b7644"/>
    </style:style>
    <style:style style:name="T23" style:family="text">
      <style:text-properties officeooo:rsid="001cc920"/>
    </style:style>
    <style:style style:name="T24" style:family="text">
      <style:text-properties officeooo:rsid="001e1f00"/>
    </style:style>
    <style:style style:name="T25" style:family="text">
      <style:text-properties fo:font-weight="bold" style:font-weight-asian="bold" style:font-weight-complex="bold"/>
    </style:style>
    <style:style style:name="T26" style:family="text">
      <style:text-properties fo:font-weight="bold" officeooo:rsid="0024c625" style:font-weight-asian="bold" style:font-weight-complex="bold"/>
    </style:style>
    <style:style style:name="T27" style:family="text">
      <style:text-properties fo:font-weight="bold" officeooo:rsid="002572b2" style:font-weight-asian="bold" style:font-weight-complex="bold"/>
    </style:style>
    <style:style style:name="T28" style:family="text">
      <style:text-properties fo:font-weight="bold" officeooo:rsid="00275b19" style:font-weight-asian="bold" style:font-weight-complex="bold"/>
    </style:style>
    <style:style style:name="T29" style:family="text">
      <style:text-properties fo:font-weight="bold" officeooo:rsid="00298cb2" style:font-weight-asian="bold" style:font-weight-complex="bold"/>
    </style:style>
    <style:style style:name="T30" style:family="text">
      <style:text-properties fo:font-weight="bold" officeooo:rsid="002a4e45" style:font-weight-asian="bold" style:font-weight-complex="bold"/>
    </style:style>
    <style:style style:name="T31" style:family="text">
      <style:text-properties fo:font-weight="bold" officeooo:rsid="0043c25c" style:font-weight-asian="bold" style:font-weight-complex="bold"/>
    </style:style>
    <style:style style:name="T32" style:family="text">
      <style:text-properties fo:font-weight="bold" officeooo:rsid="004419e8" style:font-weight-asian="bold" style:font-weight-complex="bold"/>
    </style:style>
    <style:style style:name="T33" style:family="text">
      <style:text-properties fo:font-weight="bold" officeooo:rsid="00443595" style:font-weight-asian="bold" style:font-weight-complex="bold"/>
    </style:style>
    <style:style style:name="T34" style:family="text">
      <style:text-properties fo:font-weight="bold" officeooo:rsid="00455e00" style:font-weight-asian="bold" style:font-weight-complex="bold"/>
    </style:style>
    <style:style style:name="T35" style:family="text">
      <style:text-properties fo:font-weight="bold" officeooo:rsid="005192be" style:font-weight-asian="bold" style:font-weight-complex="bold"/>
    </style:style>
    <style:style style:name="T36" style:family="text">
      <style:text-properties fo:font-weight="bold" officeooo:rsid="00821128" style:font-weight-asian="bold" style:font-weight-complex="bold"/>
    </style:style>
    <style:style style:name="T37" style:family="text">
      <style:text-properties fo:font-weight="bold" style:language-asian="tr" style:country-asian="TR" style:font-weight-asian="bold" style:font-name-complex="Times New Roman" style:font-weight-complex="bold"/>
    </style:style>
    <style:style style:name="T38" style:family="text">
      <style:text-properties fo:font-weight="bold" officeooo:rsid="002a4e45" style:language-asian="tr" style:country-asian="TR" style:font-weight-asian="bold" style:font-name-complex="Times New Roman" style:font-weight-complex="bold"/>
    </style:style>
    <style:style style:name="T39" style:family="text">
      <style:text-properties fo:font-weight="bold" officeooo:rsid="00455e00" style:language-asian="tr" style:country-asian="TR" style:font-weight-asian="bold" style:font-name-complex="Times New Roman" style:font-weight-complex="bold"/>
    </style:style>
    <style:style style:name="T40" style:family="text">
      <style:text-properties fo:font-weight="bold" officeooo:rsid="002bcdb2" style:language-asian="tr" style:country-asian="TR" style:font-weight-asian="bold" style:font-name-complex="Times New Roman" style:font-weight-complex="bold"/>
    </style:style>
    <style:style style:name="T41" style:family="text">
      <style:text-properties fo:letter-spacing="0.011cm"/>
    </style:style>
    <style:style style:name="T42" style:family="text">
      <style:text-properties officeooo:rsid="001f62ef"/>
    </style:style>
    <style:style style:name="T43" style:family="text">
      <style:text-properties officeooo:rsid="0023f1ec"/>
    </style:style>
    <style:style style:name="T44" style:family="text">
      <style:text-properties officeooo:rsid="0024c625"/>
    </style:style>
    <style:style style:name="T45" style:family="text">
      <style:text-properties fo:font-style="normal" fo:font-weight="bold" officeooo:rsid="00172ad1" style:font-style-asian="normal" style:font-weight-asian="bold" style:font-name-complex="Times New Roman1" style:font-weight-complex="bold"/>
    </style:style>
    <style:style style:name="T46" style:family="text">
      <style:text-properties fo:font-style="normal" fo:font-weight="bold" officeooo:rsid="002572b2" style:font-style-asian="normal" style:font-weight-asian="bold" style:font-name-complex="Times New Roman1" style:font-weight-complex="bold"/>
    </style:style>
    <style:style style:name="T47" style:family="text">
      <style:text-properties fo:font-style="normal" fo:font-weight="bold" style:font-style-asian="normal" style:font-weight-asian="bold" style:font-name-complex="Times New Roman1" style:font-weight-complex="normal"/>
    </style:style>
    <style:style style:name="T48" style:family="text">
      <style:text-properties fo:font-style="normal" fo:font-weight="bold" officeooo:rsid="0024c625" style:font-style-asian="normal" style:font-weight-asian="bold" style:font-name-complex="Times New Roman1" style:font-weight-complex="normal"/>
    </style:style>
    <style:style style:name="T49" style:family="text">
      <style:text-properties fo:font-style="normal" fo:font-weight="bold" officeooo:rsid="002572b2" style:font-style-asian="normal" style:font-weight-asian="bold" style:font-name-complex="Times New Roman1" style:font-weight-complex="normal"/>
    </style:style>
    <style:style style:name="T50" style:family="text">
      <style:text-properties fo:font-style="normal" fo:font-weight="bold" officeooo:rsid="00275b19" style:font-style-asian="normal" style:font-weight-asian="bold" style:font-name-complex="Times New Roman1" style:font-weight-complex="normal"/>
    </style:style>
    <style:style style:name="T51" style:family="text">
      <style:text-properties fo:font-style="normal" fo:font-weight="bold" officeooo:rsid="00298cb2" style:font-style-asian="normal" style:font-weight-asian="bold" style:font-name-complex="Times New Roman1" style:font-weight-complex="normal"/>
    </style:style>
    <style:style style:name="T52" style:family="text">
      <style:text-properties fo:font-style="normal" fo:font-weight="bold" officeooo:rsid="002a4e45" style:font-style-asian="normal" style:font-weight-asian="bold" style:font-name-complex="Times New Roman1" style:font-weight-complex="normal"/>
    </style:style>
    <style:style style:name="T53" style:family="text">
      <style:text-properties fo:font-style="normal" fo:font-weight="bold" officeooo:rsid="005192be" style:font-style-asian="normal" style:font-weight-asian="bold" style:font-name-complex="Times New Roman1" style:font-weight-complex="normal"/>
    </style:style>
    <style:style style:name="T54" style:family="text">
      <style:text-properties fo:font-style="normal" fo:font-weight="normal" style:font-style-asian="normal" style:font-weight-asian="normal" style:font-name-complex="Times New Roman1" style:font-weight-complex="normal"/>
    </style:style>
    <style:style style:name="T55" style:family="text">
      <style:text-properties fo:font-style="normal" fo:font-weight="normal" officeooo:rsid="00172ad1" style:font-style-asian="normal" style:font-weight-asian="normal" style:font-name-complex="Times New Roman1" style:font-weight-complex="normal"/>
    </style:style>
    <style:style style:name="T56" style:family="text">
      <style:text-properties fo:font-style="normal" fo:font-weight="normal" officeooo:rsid="00275b19" style:font-style-asian="normal" style:font-weight-asian="normal" style:font-name-complex="Times New Roman1" style:font-weight-complex="normal"/>
    </style:style>
    <style:style style:name="T57" style:family="text">
      <style:text-properties fo:font-style="normal" fo:font-weight="normal" officeooo:rsid="0023f1ec" style:font-style-asian="normal" style:font-weight-asian="normal" style:font-name-complex="Times New Roman1" style:font-weight-complex="normal"/>
    </style:style>
    <style:style style:name="T58" style:family="text">
      <style:text-properties fo:font-style="normal" fo:font-weight="normal" officeooo:rsid="0043c25c" style:font-style-asian="normal" style:font-weight-asian="normal" style:font-name-complex="Times New Roman1" style:font-weight-complex="normal"/>
    </style:style>
    <style:style style:name="T59" style:family="text">
      <style:text-properties fo:font-style="normal" fo:font-weight="normal" officeooo:rsid="002572b2" style:font-style-asian="normal" style:font-weight-asian="normal" style:font-name-complex="Times New Roman1" style:font-weight-complex="normal"/>
    </style:style>
    <style:style style:name="T60" style:family="text">
      <style:text-properties fo:font-style="normal" fo:font-weight="normal" officeooo:rsid="00455e00" style:font-style-asian="normal" style:font-weight-asian="normal" style:font-name-complex="Times New Roman1" style:font-weight-complex="normal"/>
    </style:style>
    <style:style style:name="T61" style:family="text">
      <style:text-properties fo:font-style="normal" style:font-style-asian="normal" style:font-name-complex="Times New Roman1" style:font-weight-complex="normal"/>
    </style:style>
    <style:style style:name="T62" style:family="text">
      <style:text-properties fo:font-style="normal" officeooo:rsid="00172ad1" style:font-style-asian="normal" style:font-name-complex="Times New Roman1" style:font-weight-complex="normal"/>
    </style:style>
    <style:style style:name="T63" style:family="text">
      <style:text-properties fo:font-style="normal" officeooo:rsid="00275b19" style:font-style-asian="normal" style:font-name-complex="Times New Roman1" style:font-weight-complex="normal"/>
    </style:style>
    <style:style style:name="T64" style:family="text">
      <style:text-properties fo:font-style="normal" officeooo:rsid="0024c625" style:font-style-asian="normal" style:font-name-complex="Times New Roman1" style:font-weight-complex="normal"/>
    </style:style>
    <style:style style:name="T65" style:family="text">
      <style:text-properties fo:font-style="normal" officeooo:rsid="0043c25c" style:font-style-asian="normal" style:font-name-complex="Times New Roman1" style:font-weight-complex="normal"/>
    </style:style>
    <style:style style:name="T66" style:family="text">
      <style:text-properties fo:font-style="normal" style:language-asian="tr" style:country-asian="TR" style:font-style-asian="normal" style:font-name-complex="Times New Roman" style:font-weight-complex="normal"/>
    </style:style>
    <style:style style:name="T67" style:family="text">
      <style:text-properties fo:font-style="normal" officeooo:rsid="00496a67" style:language-asian="tr" style:country-asian="TR" style:font-style-asian="normal" style:font-name-complex="Times New Roman" style:font-weight-complex="normal"/>
    </style:style>
    <style:style style:name="T68" style:family="text">
      <style:text-properties fo:font-style="normal" officeooo:rsid="005192be" style:language-asian="tr" style:country-asian="TR" style:font-style-asian="normal" style:font-name-complex="Times New Roman" style:font-weight-complex="normal"/>
    </style:style>
    <style:style style:name="T69" style:family="text">
      <style:text-properties fo:font-style="normal" officeooo:rsid="00443595" style:language-asian="tr" style:country-asian="TR" style:font-style-asian="normal" style:font-name-complex="Times New Roman" style:font-weight-complex="normal"/>
    </style:style>
    <style:style style:name="T70" style:family="text">
      <style:text-properties fo:font-style="normal" officeooo:rsid="003d13be" style:language-asian="tr" style:country-asian="TR" style:font-style-asian="normal" style:font-name-complex="Times New Roman" style:font-weight-complex="normal"/>
    </style:style>
    <style:style style:name="T71" style:family="text">
      <style:text-properties fo:font-style="normal" officeooo:rsid="003b129e" style:language-asian="tr" style:country-asian="TR" style:font-style-asian="normal" style:font-name-complex="Times New Roman" style:font-weight-complex="normal"/>
    </style:style>
    <style:style style:name="T72" style:family="text">
      <style:text-properties fo:font-style="normal" officeooo:rsid="003c9814" style:language-asian="tr" style:country-asian="TR" style:font-style-asian="normal" style:font-name-complex="Times New Roman" style:font-weight-complex="normal"/>
    </style:style>
    <style:style style:name="T73" style:family="text">
      <style:text-properties fo:font-style="normal" officeooo:rsid="0056ecfa" style:language-asian="tr" style:country-asian="TR" style:font-style-asian="normal" style:font-name-complex="Times New Roman" style:font-weight-complex="normal"/>
    </style:style>
    <style:style style:name="T74" style:family="text">
      <style:text-properties fo:font-style="normal" officeooo:rsid="0075a0c7" style:language-asian="tr" style:country-asian="TR" style:font-style-asian="normal" style:font-name-complex="Times New Roman" style:font-weight-complex="normal"/>
    </style:style>
    <style:style style:name="T75" style:family="text">
      <style:text-properties fo:font-style="normal" officeooo:rsid="007e3d08" style:language-asian="tr" style:country-asian="TR" style:font-style-asian="normal" style:font-name-complex="Times New Roman" style:font-weight-complex="normal"/>
    </style:style>
    <style:style style:name="T76" style:family="text">
      <style:text-properties fo:font-style="normal" officeooo:rsid="0083f865" style:language-asian="tr" style:country-asian="TR" style:font-style-asian="normal" style:font-name-complex="Times New Roman" style:font-weight-complex="normal"/>
    </style:style>
    <style:style style:name="T77" style:family="text">
      <style:text-properties fo:font-style="normal" officeooo:rsid="00860de5" style:language-asian="tr" style:country-asian="TR" style:font-style-asian="normal" style:font-name-complex="Times New Roman" style:font-weight-complex="normal"/>
    </style:style>
    <style:style style:name="T78" style:family="text">
      <style:text-properties fo:font-style="normal" officeooo:rsid="00875977" style:language-asian="tr" style:country-asian="TR" style:font-style-asian="normal" style:font-name-complex="Times New Roman" style:font-weight-complex="normal"/>
    </style:style>
    <style:style style:name="T79" style:family="text">
      <style:text-properties fo:font-style="normal" officeooo:rsid="008f180f" style:language-asian="tr" style:country-asian="TR" style:font-style-asian="normal" style:font-name-complex="Times New Roman" style:font-weight-complex="normal"/>
    </style:style>
    <style:style style:name="T80"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81" style:family="text">
      <style:text-properties fo:language="tr" fo:country="TR" fo:font-weight="bold" style:font-weight-asian="bold" style:font-name-complex="Times New Roman1" style:font-weight-complex="bold"/>
    </style:style>
    <style:style style:name="T82" style:family="text">
      <style:text-properties fo:language="tr" fo:country="TR" fo:font-weight="bold" officeooo:rsid="0024c625" style:font-weight-asian="bold" style:font-name-complex="Times New Roman1" style:font-weight-complex="bold"/>
    </style:style>
    <style:style style:name="T83" style:family="text">
      <style:text-properties fo:language="tr" fo:country="TR" fo:font-weight="bold" officeooo:rsid="0043c25c" style:font-weight-asian="bold" style:font-name-complex="Times New Roman1" style:font-weight-complex="bold"/>
    </style:style>
    <style:style style:name="T84" style:family="text">
      <style:text-properties fo:language="tr" fo:country="TR" fo:font-style="normal" fo:font-weight="bold" style:font-style-asian="normal" style:font-weight-asian="bold" style:font-name-complex="Times New Roman1" style:font-weight-complex="normal"/>
    </style:style>
    <style:style style:name="T85" style:family="text">
      <style:text-properties fo:language="tr" fo:country="TR" fo:font-style="normal" fo:font-weight="normal" style:font-style-asian="normal" style:font-weight-asian="normal" style:font-name-complex="Times New Roman1" style:font-weight-complex="normal"/>
    </style:style>
    <style:style style:name="T86" style:family="text">
      <style:text-properties fo:language="tr" fo:country="TR" fo:font-style="normal" fo:font-weight="normal" officeooo:rsid="004c1294" style:font-style-asian="normal" style:font-weight-asian="normal" style:font-name-complex="Times New Roman1" style:font-weight-complex="normal"/>
    </style:style>
    <style:style style:name="T87" style:family="text">
      <style:text-properties fo:language="tr" fo:country="TR" style:font-name-complex="Times New Roman1"/>
    </style:style>
    <style:style style:name="T88" style:family="text">
      <style:text-properties fo:language="tr" fo:country="TR" officeooo:rsid="00172ad1" style:font-name-complex="Times New Roman1"/>
    </style:style>
    <style:style style:name="T89" style:family="text">
      <style:text-properties fo:language="tr" fo:country="TR" officeooo:rsid="0043c25c" style:font-name-complex="Times New Roman1"/>
    </style:style>
    <style:style style:name="T90" style:family="text">
      <style:text-properties fo:language="tr" fo:country="TR" officeooo:rsid="004c1294" style:font-name-complex="Times New Roman1"/>
    </style:style>
    <style:style style:name="T91" style:family="text">
      <style:text-properties officeooo:rsid="002b0bb3"/>
    </style:style>
    <style:style style:name="T92" style:family="text">
      <style:text-properties style:language-asian="tr" style:country-asian="TR" style:font-name-complex="Times New Roman"/>
    </style:style>
    <style:style style:name="T93" style:family="text">
      <style:text-properties officeooo:rsid="00172ad1" style:language-asian="tr" style:country-asian="TR" style:font-name-complex="Times New Roman"/>
    </style:style>
    <style:style style:name="T94" style:family="text">
      <style:text-properties officeooo:rsid="002bcdb2" style:language-asian="tr" style:country-asian="TR" style:font-name-complex="Times New Roman"/>
    </style:style>
    <style:style style:name="T95" style:family="text">
      <style:text-properties officeooo:rsid="00310090" style:language-asian="tr" style:country-asian="TR" style:font-name-complex="Times New Roman"/>
    </style:style>
    <style:style style:name="T96" style:family="text">
      <style:text-properties officeooo:rsid="0033b636" style:language-asian="tr" style:country-asian="TR" style:font-name-complex="Times New Roman"/>
    </style:style>
    <style:style style:name="T97" style:family="text">
      <style:text-properties officeooo:rsid="003aa60a" style:language-asian="tr" style:country-asian="TR" style:font-name-complex="Times New Roman"/>
    </style:style>
    <style:style style:name="T98" style:family="text">
      <style:text-properties officeooo:rsid="0013e64a" style:language-asian="tr" style:country-asian="TR" style:font-name-complex="Times New Roman"/>
    </style:style>
    <style:style style:name="T99" style:family="text">
      <style:text-properties officeooo:rsid="003b129e" style:language-asian="tr" style:country-asian="TR" style:font-name-complex="Times New Roman"/>
    </style:style>
    <style:style style:name="T100" style:family="text">
      <style:text-properties officeooo:rsid="0022f6e7" style:language-asian="tr" style:country-asian="TR" style:font-name-complex="Times New Roman"/>
    </style:style>
    <style:style style:name="T101" style:family="text">
      <style:text-properties officeooo:rsid="003c3a02" style:language-asian="tr" style:country-asian="TR" style:font-name-complex="Times New Roman"/>
    </style:style>
    <style:style style:name="T102" style:family="text">
      <style:text-properties officeooo:rsid="003c9814" style:language-asian="tr" style:country-asian="TR" style:font-name-complex="Times New Roman"/>
    </style:style>
    <style:style style:name="T103" style:family="text">
      <style:text-properties officeooo:rsid="003d13be" style:language-asian="tr" style:country-asian="TR" style:font-name-complex="Times New Roman"/>
    </style:style>
    <style:style style:name="T104" style:family="text">
      <style:text-properties officeooo:rsid="003d6035" style:language-asian="tr" style:country-asian="TR" style:font-name-complex="Times New Roman"/>
    </style:style>
    <style:style style:name="T105" style:family="text">
      <style:text-properties officeooo:rsid="00467d30" style:language-asian="tr" style:country-asian="TR" style:font-name-complex="Times New Roman"/>
    </style:style>
    <style:style style:name="T106" style:family="text">
      <style:text-properties officeooo:rsid="004958df" style:language-asian="tr" style:country-asian="TR" style:font-name-complex="Times New Roman"/>
    </style:style>
    <style:style style:name="T107" style:family="text">
      <style:text-properties officeooo:rsid="004e8cf1" style:language-asian="tr" style:country-asian="TR" style:font-name-complex="Times New Roman"/>
    </style:style>
    <style:style style:name="T108" style:family="text">
      <style:text-properties officeooo:rsid="00455e00" style:language-asian="tr" style:country-asian="TR" style:font-name-complex="Times New Roman"/>
    </style:style>
    <style:style style:name="T109" style:family="text">
      <style:text-properties officeooo:rsid="001c4bd1" style:language-asian="tr" style:country-asian="TR" style:font-name-complex="Times New Roman"/>
    </style:style>
    <style:style style:name="T110" style:family="text">
      <style:text-properties officeooo:rsid="0047d350" style:language-asian="tr" style:country-asian="TR" style:font-name-complex="Times New Roman"/>
    </style:style>
    <style:style style:name="T111" style:family="text">
      <style:text-properties officeooo:rsid="0016608b" style:language-asian="tr" style:country-asian="TR" style:font-name-complex="Times New Roman"/>
    </style:style>
    <style:style style:name="T112" style:family="text">
      <style:text-properties officeooo:rsid="00348da0" style:language-asian="tr" style:country-asian="TR" style:font-name-complex="Times New Roman"/>
    </style:style>
    <style:style style:name="T113" style:family="text">
      <style:text-properties officeooo:rsid="006bae34" style:language-asian="tr" style:country-asian="TR" style:font-name-complex="Times New Roman"/>
    </style:style>
    <style:style style:name="T114" style:family="text">
      <style:text-properties officeooo:rsid="0078c540" style:language-asian="tr" style:country-asian="TR" style:font-name-complex="Times New Roman"/>
    </style:style>
    <style:style style:name="T115" style:family="text">
      <style:text-properties officeooo:rsid="007ab96d" style:language-asian="tr" style:country-asian="TR" style:font-name-complex="Times New Roman"/>
    </style:style>
    <style:style style:name="T116" style:family="text">
      <style:text-properties officeooo:rsid="007e3d08" style:language-asian="tr" style:country-asian="TR" style:font-name-complex="Times New Roman"/>
    </style:style>
    <style:style style:name="T117" style:family="text">
      <style:text-properties officeooo:rsid="008f180f" style:language-asian="tr" style:country-asian="TR" style:font-name-complex="Times New Roman"/>
    </style:style>
    <style:style style:name="T118" style:family="text">
      <style:text-properties style:language-asian="tr" style:country-asian="TR" style:font-name-complex="Tahoma"/>
    </style:style>
    <style:style style:name="T119" style:family="text">
      <style:text-properties officeooo:rsid="003b129e" style:language-asian="tr" style:country-asian="TR" style:font-name-complex="Tahoma"/>
    </style:style>
    <style:style style:name="T120" style:family="text">
      <style:text-properties officeooo:rsid="004958df" style:language-asian="tr" style:country-asian="TR" style:font-name-complex="Tahoma"/>
    </style:style>
    <style:style style:name="T121" style:family="text">
      <style:text-properties officeooo:rsid="006bae34" style:language-asian="tr" style:country-asian="TR" style:font-name-complex="Tahoma"/>
    </style:style>
    <style:style style:name="T122" style:family="text">
      <style:text-properties officeooo:rsid="00347560"/>
    </style:style>
    <style:style style:name="T123" style:family="text">
      <style:text-properties officeooo:rsid="00348da0"/>
    </style:style>
    <style:style style:name="T124" style:family="text">
      <style:text-properties officeooo:rsid="003aa60a"/>
    </style:style>
    <style:style style:name="T125" style:family="text">
      <style:text-properties officeooo:rsid="0043c25c"/>
    </style:style>
    <style:style style:name="T126" style:family="text">
      <style:text-properties officeooo:rsid="00443595"/>
    </style:style>
    <style:style style:name="T127" style:family="text">
      <style:text-properties officeooo:rsid="0047d350"/>
    </style:style>
    <style:style style:name="T128" style:family="text">
      <style:text-properties fo:font-style="italic" style:text-underline-style="solid" style:text-underline-width="auto" style:text-underline-color="font-color" fo:font-weight="bold" style:font-style-asian="italic" style:font-weight-asian="bold"/>
    </style:style>
    <style:style style:name="T1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3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3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3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36"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37" style:family="text">
      <style:text-properties fo:font-style="italic" style:font-style-asian="italic" style:font-style-complex="italic"/>
    </style:style>
    <style:style style:name="T138" style:family="text">
      <style:text-properties fo:font-style="italic" style:language-asian="tr" style:country-asian="TR" style:font-style-asian="italic" style:font-name-complex="Times New Roman" style:font-style-complex="italic"/>
    </style:style>
    <style:style style:name="T139" style:family="text">
      <style:text-properties fo:font-style="italic" officeooo:rsid="00496a67" style:language-asian="tr" style:country-asian="TR" style:font-style-asian="italic" style:font-name-complex="Times New Roman" style:font-style-complex="italic" style:font-weight-complex="normal"/>
    </style:style>
    <style:style style:name="T140" style:family="text">
      <style:text-properties fo:font-style="italic" officeooo:rsid="002b0bb3" style:language-asian="tr" style:country-asian="TR" style:font-style-asian="italic" style:font-name-complex="Times New Roman" style:font-style-complex="italic" style:font-weight-complex="normal"/>
    </style:style>
    <style:style style:name="T141" style:family="text">
      <style:text-properties officeooo:rsid="004c1294"/>
    </style:style>
    <style:style style:name="T142" style:family="text">
      <style:text-properties officeooo:rsid="004d17d8"/>
    </style:style>
    <style:style style:name="T143" style:family="text">
      <style:text-properties officeooo:rsid="005079a5"/>
    </style:style>
    <style:style style:name="T144"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45"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46"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47" style:family="text">
      <style:text-properties style:font-name="UKIJ Diwani" fo:font-size="12pt" fo:font-style="italic" officeooo:rsid="003b129e" style:font-size-asian="12pt" style:language-asian="tr" style:country-asian="TR" style:font-style-asian="italic" style:font-name-complex="Times New Roman" style:font-size-complex="12pt" style:font-style-complex="italic"/>
    </style:style>
    <style:style style:name="T148" style:family="text">
      <style:text-properties style:font-name="UKIJ Diwani" fo:font-size="12pt" fo:font-style="italic" officeooo:rsid="005192be" style:font-size-asian="12pt" style:language-asian="tr" style:country-asian="TR" style:font-style-asian="italic" style:font-name-complex="Times New Roman" style:font-size-complex="12pt" style:font-style-complex="italic"/>
    </style:style>
    <style:style style:name="T149"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50"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51"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style-complex="italic" style:font-weight-complex="normal"/>
    </style:style>
    <style:style style:name="T152"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53"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54"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155" style:family="text">
      <style:text-properties style:font-name="UKIJ Diwani" fo:font-size="12pt" style:font-size-asian="12pt" style:language-asian="tr" style:country-asian="TR" style:font-name-complex="Times New Roman" style:font-size-complex="12pt"/>
    </style:style>
    <style:style style:name="T156" style:family="text">
      <style:text-properties style:font-name="UKIJ Diwani" fo:font-size="12pt" officeooo:rsid="0014c035" style:font-size-asian="12pt" style:language-asian="tr" style:country-asian="TR" style:font-name-complex="Times New Roman" style:font-size-complex="12pt"/>
    </style:style>
    <style:style style:name="T157" style:family="text">
      <style:text-properties style:font-name="UKIJ Diwani" fo:font-size="12pt" officeooo:rsid="006fa4e9" style:font-size-asian="12pt" style:language-asian="tr" style:country-asian="TR" style:font-name-complex="Times New Roman" style:font-size-complex="12pt"/>
    </style:style>
    <style:style style:name="T158" style:family="text">
      <style:text-properties style:font-name="UKIJ Diwani" fo:font-size="12pt" officeooo:rsid="0047d350" style:font-size-asian="12pt" style:language-asian="tr" style:country-asian="TR" style:font-name-complex="Times New Roman" style:font-size-complex="12pt"/>
    </style:style>
    <style:style style:name="T159" style:family="text">
      <style:text-properties style:font-name="UKIJ Diwani" fo:font-size="12pt" officeooo:rsid="004a1f33" style:font-size-asian="12pt" style:language-asian="tr" style:country-asian="TR" style:font-name-complex="Times New Roman" style:font-size-complex="12pt"/>
    </style:style>
    <style:style style:name="T160" style:family="text">
      <style:text-properties style:font-name="UKIJ Diwani" fo:font-size="12pt" officeooo:rsid="005e4a91" style:font-size-asian="12pt" style:language-asian="tr" style:country-asian="TR" style:font-name-complex="Times New Roman" style:font-size-complex="12pt"/>
    </style:style>
    <style:style style:name="T161" style:family="text">
      <style:text-properties style:font-name="UKIJ Diwani" fo:font-size="12pt" officeooo:rsid="007c8eb0" style:font-size-asian="12pt" style:language-asian="tr" style:country-asian="TR" style:font-name-complex="Times New Roman" style:font-size-complex="12pt"/>
    </style:style>
    <style:style style:name="T162" style:family="text">
      <style:text-properties style:font-name="UKIJ Diwani" fo:font-size="12pt" officeooo:rsid="007e3d08" style:font-size-asian="12pt" style:language-asian="tr" style:country-asian="TR" style:font-name-complex="Times New Roman" style:font-size-complex="12pt"/>
    </style:style>
    <style:style style:name="T163" style:family="text">
      <style:text-properties style:font-name="UKIJ Diwani" fo:font-size="12pt" officeooo:rsid="003b129e" style:font-size-asian="12pt" style:language-asian="tr" style:country-asian="TR" style:font-name-complex="Times New Roman" style:font-size-complex="12pt"/>
    </style:style>
    <style:style style:name="T164" style:family="text">
      <style:text-properties style:font-name="UKIJ Diwani" fo:font-size="12pt" officeooo:rsid="00821128" style:font-size-asian="12pt" style:language-asian="tr" style:country-asian="TR" style:font-name-complex="Times New Roman" style:font-size-complex="12pt"/>
    </style:style>
    <style:style style:name="T165" style:family="text">
      <style:text-properties style:font-name="UKIJ Diwani" fo:font-size="12pt" officeooo:rsid="008676e7" style:font-size-asian="12pt" style:language-asian="tr" style:country-asian="TR" style:font-name-complex="Times New Roman" style:font-size-complex="12pt"/>
    </style:style>
    <style:style style:name="T166" style:family="text">
      <style:text-properties style:font-name="UKIJ Diwani" fo:font-size="12pt" officeooo:rsid="002b0bb3" style:font-size-asian="12pt" style:language-asian="tr" style:country-asian="TR" style:font-name-complex="Times New Roman" style:font-size-complex="12pt"/>
    </style:style>
    <style:style style:name="T167" style:family="text">
      <style:text-properties style:font-name="UKIJ Diwani" fo:font-size="12pt" officeooo:rsid="0033b636" style:font-size-asian="12pt" style:language-asian="tr" style:country-asian="TR" style:font-name-complex="Times New Roman" style:font-size-complex="12pt"/>
    </style:style>
    <style:style style:name="T168" style:family="text">
      <style:text-properties style:font-name="UKIJ Diwani" fo:font-size="12pt" officeooo:rsid="001ab6fb" style:font-size-asian="12pt" style:language-asian="tr" style:country-asian="TR" style:font-name-complex="Times New Roman" style:font-size-complex="12pt"/>
    </style:style>
    <style:style style:name="T169" style:family="text">
      <style:text-properties style:font-name="UKIJ Diwani" fo:font-size="12pt" officeooo:rsid="00875977" style:font-size-asian="12pt" style:language-asian="tr" style:country-asian="TR" style:font-name-complex="Times New Roman" style:font-size-complex="12pt"/>
    </style:style>
    <style:style style:name="T170" style:family="text">
      <style:text-properties style:font-name="UKIJ Diwani" fo:font-size="12pt" officeooo:rsid="00512536" style:font-size-asian="12pt" style:language-asian="tr" style:country-asian="TR" style:font-name-complex="Times New Roman" style:font-size-complex="12pt"/>
    </style:style>
    <style:style style:name="T171" style:family="text">
      <style:text-properties style:font-name="UKIJ Diwani" fo:font-size="12pt" officeooo:rsid="003d6035" style:font-size-asian="12pt" style:language-asian="tr" style:country-asian="TR" style:font-name-complex="Times New Roman" style:font-size-complex="12pt"/>
    </style:style>
    <style:style style:name="T172" style:family="text">
      <style:text-properties style:font-name="UKIJ Diwani" fo:font-size="12pt" officeooo:rsid="0013588f" style:font-size-asian="12pt" style:language-asian="tr" style:country-asian="TR" style:font-name-complex="Times New Roman" style:font-size-complex="12pt"/>
    </style:style>
    <style:style style:name="T173" style:family="text">
      <style:text-properties style:font-name="UKIJ Diwani" fo:font-size="12pt" officeooo:rsid="003d13be" style:font-size-asian="12pt" style:language-asian="tr" style:country-asian="TR" style:font-name-complex="Times New Roman" style:font-size-complex="12pt"/>
    </style:style>
    <style:style style:name="T174" style:family="text">
      <style:text-properties style:font-name="UKIJ Diwani" fo:font-size="12pt" officeooo:rsid="00443595" style:font-size-asian="12pt" style:language-asian="tr" style:country-asian="TR" style:font-name-complex="Times New Roman" style:font-size-complex="12pt"/>
    </style:style>
    <style:style style:name="T175" style:family="text">
      <style:text-properties style:font-name="UKIJ Diwani" fo:font-size="12pt" officeooo:rsid="003c9814" style:font-size-asian="12pt" style:language-asian="tr" style:country-asian="TR" style:font-name-complex="Times New Roman" style:font-size-complex="12pt"/>
    </style:style>
    <style:style style:name="T176" style:family="text">
      <style:text-properties style:font-name="UKIJ Diwani" fo:font-size="12pt" officeooo:rsid="008f180f" style:font-size-asian="12pt" style:language-asian="tr" style:country-asian="TR" style:font-name-complex="Times New Roman" style:font-size-complex="12pt"/>
    </style:style>
    <style:style style:name="T177" style:family="text">
      <style:text-properties style:font-name="UKIJ Diwani" fo:font-size="12pt" officeooo:rsid="007ab96d" style:font-size-asian="12pt" style:language-asian="tr" style:country-asian="TR" style:font-name-complex="Times New Roman" style:font-size-complex="12pt"/>
    </style:style>
    <style:style style:name="T178" style:family="text">
      <style:text-properties style:font-name="UKIJ Diwani" fo:font-size="12pt" officeooo:rsid="0078c540" style:font-size-asian="12pt" style:language-asian="tr" style:country-asian="TR" style:font-name-complex="Times New Roman" style:font-size-complex="12pt"/>
    </style:style>
    <style:style style:name="T179"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180"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181" style:family="text">
      <style:text-properties style:font-name="UKIJ Diwani" fo:font-size="12pt" fo:font-weight="bold" officeooo:rsid="006d1369" style:font-size-asian="12pt" style:language-asian="tr" style:country-asian="TR" style:font-weight-asian="bold" style:font-name-complex="Times New Roman" style:font-size-complex="12pt" style:font-weight-complex="bold"/>
    </style:style>
    <style:style style:name="T182" style:family="text">
      <style:text-properties style:font-name="UKIJ Diwani" fo:font-size="12pt" fo:font-weight="bold" officeooo:rsid="0068c3a0" style:font-size-asian="12pt" style:language-asian="tr" style:country-asian="TR" style:font-weight-asian="bold" style:font-name-complex="Times New Roman" style:font-size-complex="12pt" style:font-weight-complex="bold"/>
    </style:style>
    <style:style style:name="T183" style:family="text">
      <style:text-properties style:font-name="UKIJ Diwani" fo:font-size="12pt" fo:font-weight="bold" officeooo:rsid="003b129e" style:font-size-asian="12pt" style:language-asian="tr" style:country-asian="TR" style:font-weight-asian="bold" style:font-name-complex="Times New Roman" style:font-size-complex="12pt" style:font-weight-complex="bold"/>
    </style:style>
    <style:style style:name="T184" style:family="text">
      <style:text-properties style:font-name="UKIJ Diwani" fo:font-size="12pt" fo:font-weight="bold" officeooo:rsid="00821128" style:font-size-asian="12pt" style:language-asian="tr" style:country-asian="TR" style:font-weight-asian="bold" style:font-name-complex="Times New Roman" style:font-size-complex="12pt" style:font-weight-complex="bold"/>
    </style:style>
    <style:style style:name="T185" style:family="text">
      <style:text-properties style:font-name="UKIJ Diwani" fo:font-size="12pt" fo:font-weight="bold" officeooo:rsid="0083f865" style:font-size-asian="12pt" style:language-asian="tr" style:country-asian="TR" style:font-weight-asian="bold" style:font-name-complex="Times New Roman" style:font-size-complex="12pt" style:font-weight-complex="bold"/>
    </style:style>
    <style:style style:name="T186" style:family="text">
      <style:text-properties style:font-name="UKIJ Diwani" fo:font-size="12pt" fo:font-weight="bold" officeooo:rsid="005192be" style:font-size-asian="12pt" style:language-asian="tr" style:country-asian="TR" style:font-weight-asian="bold" style:font-name-complex="Times New Roman" style:font-size-complex="12pt" style:font-weight-complex="bold"/>
    </style:style>
    <style:style style:name="T187" style:family="text">
      <style:text-properties style:font-name="UKIJ Diwani" fo:font-size="12pt" fo:font-weight="bold" officeooo:rsid="0086001e" style:font-size-asian="12pt" style:language-asian="tr" style:country-asian="TR" style:font-weight-asian="bold" style:font-name-complex="Times New Roman" style:font-size-complex="12pt" style:font-weight-complex="bold"/>
    </style:style>
    <style:style style:name="T188" style:family="text">
      <style:text-properties style:font-name="UKIJ Diwani" fo:font-size="12pt" fo:font-weight="bold" officeooo:rsid="005e4a91" style:font-size-asian="12pt" style:language-asian="tr" style:country-asian="TR" style:font-weight-asian="bold" style:font-name-complex="Times New Roman" style:font-size-complex="12pt" style:font-weight-complex="bold"/>
    </style:style>
    <style:style style:name="T189" style:family="text">
      <style:text-properties style:font-name="UKIJ Diwani" fo:font-size="12pt" fo:font-weight="bold" officeooo:rsid="007e3d08" style:font-size-asian="12pt" style:language-asian="tr" style:country-asian="TR" style:font-weight-asian="bold" style:font-name-complex="Times New Roman" style:font-size-complex="12pt" style:font-weight-complex="bold"/>
    </style:style>
    <style:style style:name="T190" style:family="text">
      <style:text-properties style:font-name="UKIJ Diwani" fo:font-size="12pt" fo:font-weight="bold" officeooo:rsid="00875977" style:font-size-asian="12pt" style:language-asian="tr" style:country-asian="TR" style:font-weight-asian="bold" style:font-name-complex="Times New Roman" style:font-size-complex="12pt" style:font-weight-complex="bold"/>
    </style:style>
    <style:style style:name="T191"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192"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193"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194"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195" style:family="text">
      <style:text-properties style:font-name="UKIJ Diwani" fo:font-size="12pt" fo:font-weight="bold" officeooo:rsid="008fbb17" style:font-size-asian="12pt" style:language-asian="tr" style:country-asian="TR" style:font-weight-asian="bold" style:font-name-complex="Times New Roman" style:font-size-complex="12pt" style:font-weight-complex="bold"/>
    </style:style>
    <style:style style:name="T196" style:family="text">
      <style:text-properties style:font-name="UKIJ Diwani" fo:font-size="12pt" fo:font-weight="normal" officeooo:rsid="00708598" style:font-size-asian="12pt" style:language-asian="tr" style:country-asian="TR" style:font-weight-asian="normal" style:font-name-complex="Times New Roman" style:font-size-complex="12pt" style:font-weight-complex="normal"/>
    </style:style>
    <style:style style:name="T197"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198"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199"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style style:name="T200" style:family="text">
      <style:text-properties style:font-name="UKIJ Diwani" fo:font-size="12pt" fo:font-style="normal" fo:font-weight="normal" officeooo:rsid="0047d350" style:font-size-asian="12pt" style:font-style-asian="normal" style:font-weight-asian="normal" style:font-name-complex="Times New Roman1" style:font-size-complex="12pt" style:font-weight-complex="normal"/>
    </style:style>
    <style:style style:name="T201" style:family="text">
      <style:text-properties style:font-name="UKIJ Diwani" fo:font-size="12pt" fo:font-style="normal" fo:font-weight="normal" officeooo:rsid="007390b8" style:font-size-asian="12pt" style:font-style-asian="normal" style:font-weight-asian="normal" style:font-name-complex="Times New Roman1" style:font-size-complex="12pt" style:font-weight-complex="normal"/>
    </style:style>
    <style:style style:name="T202" style:family="text">
      <style:text-properties style:font-name="UKIJ Diwani" fo:font-size="12pt" fo:font-style="normal" fo:font-weight="bold" officeooo:rsid="005192be" style:font-size-asian="12pt" style:font-style-asian="normal" style:font-weight-asian="bold" style:font-name-complex="Times New Roman1" style:font-size-complex="12pt" style:font-weight-complex="bold"/>
    </style:style>
    <style:style style:name="T203" style:family="text">
      <style:text-properties style:font-name="UKIJ Diwani" fo:font-size="12pt" fo:font-style="normal" fo:font-weight="bold" officeooo:rsid="00632b9b" style:font-size-asian="12pt" style:font-style-asian="normal" style:font-weight-asian="bold" style:font-name-complex="Times New Roman1" style:font-size-complex="12pt" style:font-weight-complex="bold"/>
    </style:style>
    <style:style style:name="T204" style:family="text">
      <style:text-properties style:font-name="UKIJ Diwani" fo:font-size="12pt" fo:font-style="normal" fo:font-weight="bold" officeooo:rsid="006fa4e9" style:font-size-asian="12pt" style:font-style-asian="normal" style:font-weight-asian="bold" style:font-name-complex="Times New Roman1" style:font-size-complex="12pt" style:font-weight-complex="bold"/>
    </style:style>
    <style:style style:name="T205" style:family="text">
      <style:text-properties style:font-name="UKIJ Diwani" fo:font-size="12pt" fo:font-style="normal" fo:font-weight="bold" officeooo:rsid="0078c540" style:font-size-asian="12pt" style:font-style-asian="normal" style:font-weight-asian="bold" style:font-name-complex="Times New Roman1" style:font-size-complex="12pt" style:font-weight-complex="bold"/>
    </style:style>
    <style:style style:name="T206" style:family="text">
      <style:text-properties style:font-name="UKIJ Diwani" fo:font-size="12pt" fo:font-style="normal" fo:font-weight="bold" officeooo:rsid="00821128" style:font-size-asian="12pt" style:font-style-asian="normal" style:font-weight-asian="bold" style:font-name-complex="Times New Roman1" style:font-size-complex="12pt" style:font-weight-complex="bold"/>
    </style:style>
    <style:style style:name="T207" style:family="text">
      <style:text-properties style:font-name="UKIJ Diwani" fo:font-size="12pt" fo:font-style="normal" fo:font-weight="bold" officeooo:rsid="0083f865" style:font-size-asian="12pt" style:font-style-asian="normal" style:font-weight-asian="bold" style:font-name-complex="Times New Roman1" style:font-size-complex="12pt" style:font-weight-complex="bold"/>
    </style:style>
    <style:style style:name="T208" style:family="text">
      <style:text-properties officeooo:rsid="005e877f"/>
    </style:style>
    <style:style style:name="T209" style:family="text">
      <style:text-properties officeooo:rsid="006bae34"/>
    </style:style>
    <style:style style:name="T210" style:family="text">
      <style:text-properties style:font-name="UKIJ Ekran" officeooo:rsid="00677889"/>
    </style:style>
    <style:style style:name="T211" style:family="text">
      <style:text-properties style:font-name="UKIJ Ekran" officeooo:rsid="00708598"/>
    </style:style>
    <style:style style:name="T212" style:family="text">
      <style:text-properties style:font-name="UKIJ Ekran" fo:font-size="12pt" officeooo:rsid="0014a809" style:font-size-asian="12pt" style:language-asian="tr" style:country-asian="TR" style:font-name-complex="Times New Roman" style:font-size-complex="12pt"/>
    </style:style>
    <style:style style:name="T213" style:family="text">
      <style:text-properties style:font-name="UKIJ Ekran" officeooo:rsid="008676e7"/>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6bae34"/>
    </style:style>
    <style:style style:name="T216" style:family="text">
      <style:text-properties style:font-name="Nimbus Sans L" fo:font-size="12pt" fo:font-weight="bold" officeooo:rsid="00248930" style:font-size-asian="12pt" style:language-asian="tr" style:country-asian="TR" style:font-weight-asian="bold" style:font-name-complex="Times New Roman" style:font-size-complex="12pt" style:font-weight-complex="bold"/>
    </style:style>
    <style:style style:name="T217" style:family="text">
      <style:text-properties officeooo:rsid="007ab96d"/>
    </style:style>
    <style:style style:name="T218" style:family="text">
      <style:text-properties officeooo:rsid="005e4a91"/>
    </style:style>
    <style:style style:name="T219" style:family="text">
      <style:text-properties officeooo:rsid="0083f865"/>
    </style:style>
    <style:style style:name="T220" style:family="text">
      <style:text-properties officeooo:rsid="008676e7"/>
    </style:style>
    <style:style style:name="T221" style:family="text">
      <style:text-properties officeooo:rsid="00882756"/>
    </style:style>
    <style:style style:name="T222" style:family="text">
      <style:text-properties officeooo:rsid="008f180f"/>
    </style:style>
    <style:style style:name="T223" style:family="text">
      <style:text-properties officeooo:rsid="0064bc78"/>
    </style:style>
    <style:style style:name="T224" style:family="text">
      <style:text-properties officeooo:rsid="002f4e2b" style:font-name-complex="Times New Roman"/>
    </style:style>
    <style:style style:name="T225" style:family="text">
      <style:text-properties officeooo:rsid="002ff732"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5">MADDE </text:span><text:span text:style-name="T26">1<text:tab/></text:span><text:span text:style-name="T54">Tanım</text:span><text:span text:style-name="T56">lar</text:span><text:span text:style-name="T54">: </text:span><text:span text:style-name="T55">İ</text:span><text:span text:style-name="T56">şbu sözleşmede adı geçen; </text:span><text:span text:style-name="T45">Kiraya veren</text:span><text:span text:style-name="T55">; </text:span><text:span text:style-name="T58">mecurun</text:span><text:span text:style-name="T55"> sahibi</text:span><text:span text:style-name="T56">ni</text:span><text:span text:style-name="T55"> ve/veya vekili</text:span><text:span text:style-name="T56">ni</text:span><text:span text:style-name="T55">, </text:span><text:span text:style-name="T45">Kiracı;</text:span><text:span text:style-name="T62"> </text:span><text:span text:style-name="T65">mecuru</text:span><text:span text:style-name="T62"> kiralama hak</text:span><text:span text:style-name="T64">k</text:span><text:span text:style-name="T62">ını belirli bir ücret karşılığında </text:span><text:span text:style-name="T65">belirli bir süre</text:span><text:span text:style-name="T62"> kabul <text:s/>eden gerçek veya tüzel kişi</text:span><text:span text:style-name="T63">yi, </text:span><text:span text:style-name="T45">Sözleşme</text:span><text:span text:style-name="T55"> </text:span><text:span text:style-name="T56">t</text:span><text:span text:style-name="T55">araflarca, şartları belirlenen, şartlar üzerinde anlaşmaya varılan ve imza altına alınan </text:span><text:span text:style-name="T56">işbu </text:span><text:span text:style-name="T55">kira sözleşmesi</text:span><text:span text:style-name="T56">ni ifade eder. </text:span><text:span text:style-name="T3">İşbu k</text:span>ira sözleşmesi, kiraya verenin , <text:span text:style-name="T20">bu sözleşmede özellikleri belirtilen mecurun</text:span> kullanı<text:span text:style-name="T126">mını</text:span> <text:span text:style-name="T125">belli bir süre için</text:span> kiracıya bırakmayı, kiracının da buna karşılık, <text:span text:style-name="T125">bu süre için </text:span>kararlaştırılan kira bedelini ödemeyi üstlendiği<text:span text:style-name="T20"> </text:span>sözleşmedir.</text:p>
      <text:p text:style-name="P25"><text:span text:style-name="T83">M</text:span><text:span text:style-name="T81">ADDE </text:span><text:span text:style-name="T82">2<text:tab/></text:span><text:span text:style-name="T84">Kira süresi:</text:span><text:span text:style-name="T85"> </text:span><text:span text:style-name="T86">İşbu s</text:span><text:span text:style-name="T87">özleşme, belirli süre</text:span><text:span text:style-name="T89">lidir</text:span><text:span text:style-name="T88"> ve <text:s/>k</text:span><text:span text:style-name="T87">ararlaştırılan sürenin geçmesiyle herhangi bir bildirim olmaksızın, </text:span><text:span text:style-name="T90">bu sözleşmeden doğan haklar saklı kalmak şartıyla,</text:span><text:span text:style-name="T87"> sona ere</text:span><text:span text:style-name="T88">r. </text:span></text:p>
      <text:p text:style-name="P5"><text:span text:style-name="T31">M</text:span><text:span text:style-name="T25">ADDE 3 <text:tab/></text:span><text:span text:style-name="T47">Vergi ve benzeri yükümlülüklere katlanma borcu : </text:span>Kiralanana <text:span text:style-name="T141">ait, kültür, arsa, bina vergileri kiraya veren;</text:span> <text:span text:style-name="T143">kira stopaj </text:span>vergi<text:span text:style-name="T44">si, çevre temizlik vergisi </text:span>ve benzeri yükümlülükler <text:span text:style-name="T20">kiracı tarafından ödenecektir. </text:span><text:span text:style-name="T93">Kiracı elektrik, su, </text:span><text:span text:style-name="T95">aidat</text:span><text:span text:style-name="T93"> vb. abone gerektiren işlemlerde, kira başlangıcında abonelikleri üzerine alacaktır ve kira müddeti boyunca bu </text:span><text:span text:style-name="T96">aboneliklere ait</text:span><text:span text:style-name="T93"> giderler kiracıya aittir.</text:span></text:p>
      <text:p text:style-name="P4"><text:span text:style-name="T25">MADDE </text:span><text:span text:style-name="T26">4 <text:tab/></text:span><text:span text:style-name="T48">Yan giderlere katlanma borcu</text:span><text:span text:style-name="T25"> : </text:span>Kira<text:span text:style-name="T20">cı</text:span>, kiralananın kullanımıyla ilgili olmak üzere, kendisi veya üçüncü kişi tarafından yapılan yan giderlere katlanmakla yükümlüdür.</text:p>
      <text:p text:style-name="P6"><text:span text:style-name="T25">MADDE </text:span><text:span text:style-name="T26">5<text:tab/></text:span><text:span text:style-name="T48">Kiralananın teslim anında </text:span><text:span text:style-name="T51">ve </text:span><text:span text:style-name="T48">sonra</text:span><text:span text:style-name="T51">sı</text:span><text:span text:style-name="T48"> ayıplı hâle gelmesinden sorumluluk</text:span><text:span text:style-name="T25"> <text:tab/></text:span></text:p>
      <text:list xml:id="list2338265245" text:style-name="WWNum3">
        <text:list-header>
          <text:p text:style-name="P71"><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 </text:span></text:p>
        </text:list-header>
      </text:list>
      <text:p text:style-name="P4"><text:span text:style-name="T25">MADDE </text:span><text:span text:style-name="T30">6</text:span><text:span text:style-name="T26"><text:tab/></text:span><text:span text:style-name="T48">Kira bedelinin indirilmesi</text:span><text:span text:style-name="T25"> : </text:span>Kiracı, <text:span text:style-name="T21">kira süresi boyunca ve sonrasında, sözleşmede belirlenen kira bedelinde, mucbir sebepler dahil, herhangi bir sebeple </text:span>indirim yapılmasını isteye<text:span text:style-name="T21">mez</text:span>.</text:p>
      <text:p text:style-name="P4"><text:span text:style-name="T25">MADDE </text:span><text:span text:style-name="T32">7</text:span><text:span text:style-name="T26"><text:tab/></text:span><text:span text:style-name="T48">Kira bedelini ödeme borcu,</text:span><text:span text:style-name="T25"> </text:span><text:span text:style-name="T29">ifa zamanı, kiracının temerrüdü</text:span><text:span text:style-name="T25"><text:tab/><text:tab/></text:span></text:p>
      <text:list xml:id="list102612348389992" text:continue-numbering="true" text:style-name="WWNum3">
        <text:list-header>
          <text:p text:style-name="P72"><text:span text:style-name="T166">Kira bedeli nettir. <text:s/></text:span><text:span text:style-name="T155">Sözleşme</text:span><text:span text:style-name="T166">de</text:span><text:span text:style-name="T155"> </text:span><text:span text:style-name="T166">belirtilen kira bedeli</text:span><text:span text:style-name="T155">, vergiler düşüldükten sonra </text:span><text:span text:style-name="T166">kiralayana </text:span><text:span text:style-name="T155">ödene</text:span><text:span text:style-name="T166">cek</text:span><text:span text:style-name="T155"> </text:span><text:span text:style-name="T167">net </text:span><text:span text:style-name="T155">miktardır. </text:span><text:span text:style-name="T166">Kira stopaj vergisi kiracı tarafından, </text:span><text:span text:style-name="T167">kiraya veren adına </text:span><text:span text:style-name="T166">ödenecektir. Her türlü resim vergi ve harçlar, ÇTV, stopaj vergisi ve kira süresi içerisinde ortaya çıkabilecek her türlü resmi ödemeler, vergi ve harçlar kiracı tarafından ödenecektir.</text:span><text:span text:style-name="T155"> Kiracı, kira bedelini </text:span><text:span text:style-name="T168">( kira bedeli aylık ödemeli yapılacaksa her ayın </text:span><text:span text:style-name="T169">1</text:span><text:span text:style-name="T170">. günü</text:span><text:span text:style-name="T168"> peşin </text:span><text:span text:style-name="T169">olarak</text:span><text:span text:style-name="T168"> )</text:span><text:span text:style-name="T155"> ve yan giderleri,</text:span><text:span text:style-name="T168"> </text:span><text:span text:style-name="T169">peşin </text:span><text:span text:style-name="T155">ödemekle yükümlüdür. </text:span><text:span text:style-name="T171">Ki</text:span><text:span text:style-name="T168">ra ödemeleri kiraya verene ait banka hesabına yatırılacaktır. </text:span><text:span text:style-name="T155">İşbu sö</text:span><text:span text:style-name="T172">z</text:span><text:span text:style-name="T155">leşme</text:span><text:span text:style-name="T163">de belirlenen</text:span><text:span text:style-name="T155"> kira bedeli</text:span><text:span text:style-name="T163">nin ödeme vadesi </text:span><text:span text:style-name="T173">sözleşme düzenleme </text:span><text:span text:style-name="T163">tarihidir.</text:span><text:span text:style-name="T155"> Ödeme çek veya senet ile taahhüt edilmiş ise ödemenin zamanında <text:s/>ödenmemesi durumunda, </text:span><text:span text:style-name="T173">çek veya senedin ödeme vadesi, sözleşme düzenleme tarihi olarak kabul edilecektir </text:span><text:span text:style-name="T174">ve</text:span><text:span text:style-name="T173"> </text:span><text:span text:style-name="T155"><text:s/></text:span><text:span text:style-name="T174">k</text:span><text:span text:style-name="T173">iracı </text:span><text:span text:style-name="T174">geçmiş ve </text:span><text:span text:style-name="T173">o</text:span><text:span text:style-name="T155">turduğu süreye ait kira borcunu, </text:span><text:span text:style-name="T163">geçen her gün için, yıllık kira bedelinin yüzde </text:span><text:span text:style-name="T173">biri</text:span><text:span text:style-name="T163"> oranında </text:span><text:span text:style-name="T173">(%1)</text:span><text:span text:style-name="T163"> </text:span><text:span text:style-name="T175">günlük </text:span><text:span text:style-name="T163">ceza bedeli </text:span><text:span text:style-name="T173">ile birlikte</text:span><text:span text:style-name="T163"> ödemeyi</text:span><text:span text:style-name="T155"> peşinen kabul ve taahhüt eder.</text:span></text:p>
        </text:list-header>
      </text:list>
      <text:p text:style-name="P4"><text:span text:style-name="T25">MADDE </text:span><text:span text:style-name="T33">8</text:span><text:span text:style-name="T27"><text:tab/></text:span><text:span text:style-name="T49">Temizlik ve bakım giderlerini ödeme borcu</text:span> : Kiracı, kiralananın olağan kullanımı için gerekli temizlik ve bakım giderlerini ödemekle yükümlüdür.</text:p>
      <text:p text:style-name="P4"><text:span text:style-name="T25">MADDE </text:span><text:span text:style-name="T33">9</text:span><text:span text:style-name="T27"><text:tab/></text:span><text:span text:style-name="T30">K</text:span><text:span text:style-name="T49">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1">önce kiracıya bildirmek ve bunların </text:span>yapıldığı sırada kiracının yararlarını göz önünde tutmak zorundadır. </text:p>
      <text:p text:style-name="P7"><text:span text:style-name="T25">MADDE </text:span><text:span text:style-name="T27">1</text:span><text:span text:style-name="T33">0</text:span><text:span text:style-name="T27"><text:tab/></text:span><text:span text:style-name="T49">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42">mecurda bir değişiklik yapmak isterse bu ek bir sözleşme ile belirlenmelidir.</text:span> Kiracı, kiraya verenin rızasıyla yaptığı yenilik ve değişiklikler sebebiyle kiralananda ortaya çıka<text:span text:style-name="T142">bilecek</text:span> değer artışının karşılığını isteyemez. <text:span text:style-name="T92">İzin verilen, boya, badana tamirat </text:span></text:p>
      <text:p text:style-name="P26">KİRAYA VEREN<text:tab/>KİRACI<text:tab/>ŞAHİT-KEFİL</text:p>
      <text:p text:style-name="P24"><text:tab/><text:tab/><text:tab/><text:tab/><text:tab/><text:tab/> </text:p>
      <text:p text:style-name="P8"><text:soft-page-break/><text:span text:style-name="T92">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97">Aksi bir sözleşme ile kararlaştır</text:span><text:span text:style-name="T117">ı</text:span><text:span text:style-name="T97">lmamışsa, </text:span><text:span text:style-name="T94">Kiracı, kira bitiminde yaptığı bu tip imalatları sökemez, çıkaramaz, kıramaz. Kiracı bu tip imalatları sağlam olarak kiraya verene teslim etmekle yükümlüdür. </text:span></text:p>
      <text:p text:style-name="P4"><text:span text:style-name="T25">MADDE </text:span><text:span text:style-name="T30">1</text:span><text:span text:style-name="T33">1</text:span><text:span text:style-name="T27"><text:tab/></text:span><text:span text:style-name="T49">Alt kira ve kullanım hakkının devri, </text:span><text:span text:style-name="T46">Kira ilişkisinin devri</text:span><text:span text:style-name="T25"> : </text:span>Kiracı, kiraya verenin yazılı rızası olmadıkça, kiralananı başkasına kiralayamayacağı gibi, kullanım hakkını da, kira ilişkisini <text:span text:style-name="T126">de</text:span> başkasına devredemez. </text:p>
      <text:p text:style-name="P4"><text:span text:style-name="T25">MADDE </text:span><text:span text:style-name="T27">1</text:span><text:span text:style-name="T34">2</text:span><text:span text:style-name="T27"><text:tab/></text:span><text:span text:style-name="T49">Kiralananın kullanılmaması</text:span><text:span text:style-name="T25">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5">MADDE </text:span><text:span text:style-name="T30">1</text:span><text:span text:style-name="T34">3</text:span><text:span text:style-name="T27"><text:tab/></text:span><text:span text:style-name="T49">Kiralananın sözleşmenin bitiminden önce geri verilmesi</text:span><text:span text:style-name="T25"> <text:s/>: </text:span>Kiracı, sözleşme süresine veya fesih dönemine uymaksızın kiralananı geri verdiği takdirde, kira sözleşmesinden doğan borçları, <text:span text:style-name="T22">sözleşme bitim süresine kadar olan dönem boyunca devam eder. Bu gibi durumlarda kiracı, kiralananı başkasına devredemez. Kiraya veren, k</text:span>iralananın <text:span text:style-name="T122">güncel</text:span> koşullarla kiraya verilebileceği <text:span text:style-name="T22">yeni bir kiracı bulması </text:span>hâlinde, kiracının kira sözleşmesinden doğan borçları sona erer. <text:s/><text:span text:style-name="T22">Kiralanan sözleşme süresi boyunca başka bir kişiye kiralanamazsa, kiracı sözleşmede belirtilen şartlarda, kiralananı kullanmasa bile, kira borcunu ödemekle yükümlüdür.</text:span></text:p>
      <text:p text:style-name="P9"><text:span text:style-name="T25">MADDE </text:span><text:span text:style-name="T30">1</text:span><text:span text:style-name="T34">4</text:span><text:span text:style-name="T27"><text:tab/></text:span><text:span text:style-name="T47">Sözleşmenin sona ermesi</text:span><text:span text:style-name="T2"> : </text:span><text:span text:style-name="T4">İşbu sözleşme, belirli süreli bir sözleşmedir. K</text:span>ira sözleşmesi bu sürenin sonunda kendiliğinden sona erer. <text:span text:style-name="T142">Kiracı kiralananı sözleşme bitim tarihinde boşaltmakla yükümlüdür.</text:span><text:span text:style-name="T61"> </text:span><text:span text:style-name="T73">K</text:span><text:span text:style-name="T70">iracı, </text:span><text:span text:style-name="T73">mecuru boşaltmadığı takdirde, </text:span><text:span text:style-name="T70"><text:s/></text:span><text:span text:style-name="T69">geçmiş ve </text:span><text:span text:style-name="T70">o</text:span><text:span text:style-name="T66">turduğu süreye ait kira borcunu, </text:span><text:span text:style-name="T71">geçen her gün için, yıllık kira bedelinin yüzde </text:span><text:span text:style-name="T70">biri</text:span><text:span text:style-name="T71"> oranında </text:span><text:span text:style-name="T70">(%1)</text:span><text:span text:style-name="T71"> </text:span><text:span text:style-name="T72">günlük </text:span><text:span text:style-name="T71">ceza bedeli </text:span><text:span text:style-name="T70">ile birlikte</text:span><text:span text:style-name="T71"> ödemeyi</text:span><text:span text:style-name="T66"> peşinen kabul ve taahhüt eder.</text:span></text:p>
      <text:p text:style-name="P4"><text:span text:style-name="T25">MADDE </text:span><text:span text:style-name="T30">1</text:span><text:span text:style-name="T34">5</text:span><text:span text:style-name="T25"><text:tab/></text:span><text:span text:style-name="T47">Kiracının iflası </text:span><text:span text:style-name="T52">ve ölümü : </text:span>Kiracı, kiralananın tesliminden sonra iflas eder <text:span text:style-name="T142">veya</text:span> <text:s/>öl<text:span text:style-name="T142">ürse, ö</text:span>len kiracının <text:span text:style-name="T43">mirasçıları ve </text:span>ortakları veya bu ortakların aynı meslek ve sanatı yürüten mirasçıları <text:span text:style-name="T23"><text:s/>kiranın devam etmesine yönelik istekleri, bu sözleşmeye bağlı olarak geçersizdir. </text:span><text:span text:style-name="T57">Kiracının ölümü ile bu sözleşmedeki </text:span><text:span text:style-name="T54">“Kiralananın sözleşmenin bitiminden önce geri verilmesi” </text:span><text:span text:style-name="T57">maddesinde belirtilen şartlar uygulanır. </text:span><text:span text:style-name="T2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22">t</text:span><text:span text:style-name="T23">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5">MADDE </text:span><text:span text:style-name="T30">1</text:span><text:span text:style-name="T34">6</text:span><text:span text:style-name="T28"><text:tab/></text:span><text:span text:style-name="T50">Kiralananın geri verilmesi</text:span><text:span text:style-name="T25"> <text:tab/>:</text:span><text:span text:style-name="T2"> “</text:span><text:span text:style-name="T59">Kiralananda yenilik ve değişiklik yapılması“ </text:span><text:span text:style-name="T60">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22">de</text:span>, sözleşmeye aykırı kullanmadan doğacak zararları giderme<text:span text:style-name="T24">kle yükümlüdür.</text:span> </text:p>
      <text:p text:style-name="P4"><text:span text:style-name="T25">MADDE </text:span><text:span text:style-name="T30">1</text:span><text:span text:style-name="T34">7</text:span><text:span text:style-name="T2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5">MADDE </text:span><text:span text:style-name="T34">18</text:span><text:span text:style-name="T28"><text:tab/></text:span><text:span text:style-name="T50">Kullanma giderleri</text:span><text:span text:style-name="T25"> : </text:span>Kiracı, ısıtma, aydınlatma ve su gibi kullanma giderlerine katlanmakla yükümlüdür. Giderlere katlanan taraf, bu giderleri ispat edici belgelerin birer örneğini, istem üzerine diğer tarafa vermek zorundadır. </text:p>
      <text:p text:style-name="P4"><text:span text:style-name="T25">MADDE </text:span><text:span text:style-name="T30">1</text:span><text:span text:style-name="T34">9</text:span><text:span text:style-name="T28"><text:tab/></text:span><text:span text:style-name="T50">Kiracının güvence vermesi</text:span><text:span text:style-name="T25"> <text:tab/>: </text:span><text:span text:style-name="T5">K</text:span>iracı<text:span text:style-name="T42">nın</text:span> güvence verme borcu <text:span text:style-name="T42">vardır ve yıllık kira </text:span></text:p>
      <text:p text:style-name="P17">bedelinin %25 ‘i olarak yapılacaktır. </text:p>
      <text:p text:style-name="P29">KİRAYA VEREN<text:tab/>KİRACI<text:tab/>ŞAHİT-KEFİL</text:p>
      <text:p text:style-name="P23"><text:tab/><text:tab/><text:tab/><text:tab/><text:tab/><text:tab/> </text:p>
      <text:p text:style-name="P8"><text:soft-page-break/><text:span text:style-name="T25">MADDE </text:span><text:span text:style-name="T30">2</text:span><text:span text:style-name="T34">0</text:span><text:span text:style-name="T28"> <text:tab/></text:span><text:span text:style-name="T50">Kira </text:span><text:span text:style-name="T53">Yıllık Artış Oranı</text:span><text:span text:style-name="T25"> </text:span><text:span text:style-name="T28">ve </text:span><text:span text:style-name="T50">Belirlenmesi<text:tab/>: </text:span><text:span text:style-name="T42">Bir yıldan uzun süreyle yapılan sözleşmelerde </text:span>uygulanacak <text:span text:style-name="T127">yıllık kira artış oranı</text:span>, <text:span text:style-name="T122">yıllık tüketici </text:span>fiyat endeksin<text:span text:style-name="T122">in (TÜFE)</text:span> oniki aylık ortalama<text:span text:style-name="T124">sı </text:span>oranını<text:span text:style-name="T42">n %10 ‘un altında olması durumunda; %10, değişim oranının %10 ‘un üstünde olması durumunda ise, değişim oranının altında olmamak</text:span> koşuluyla <text:span text:style-name="T91">yapılacaktır.</text:span>. </text:p>
      <text:p text:style-name="P12"><text:span text:style-name="T37">MADDE </text:span><text:span text:style-name="T38">2</text:span><text:span text:style-name="T39">1</text:span><text:span text:style-name="T38"> <text:tab/></text:span><text:span text:style-name="T40">Sözleşmenin feshi : </text:span><text:span text:style-name="T92">İşbu sözleşmenin herhangi bir maddesinin ihlali ile </text:span><text:span text:style-name="T107">veya süre bitiminde</text:span><text:span text:style-name="T92">, </text:span><text:span text:style-name="T104">kiraya verenin hakları saklı kalmak şartıyla</text:span><text:span text:style-name="T92"> sözleşme fesh edilir ve kiracı mecuru hiçbir ihtara gerek kalmadan boşaltma</text:span><text:span text:style-name="T108">yı kabul ve taahhüt etmiştir.</text:span><text:span text:style-name="T92">. </text:span></text:p>
      <text:list xml:id="list102612949759044" text:continue-numbering="true" text:style-name="WWNum3">
        <text:list-header>
          <text:p text:style-name="P73"><text:span text:style-name="T37">MADDE </text:span><text:span text:style-name="T38">2</text:span><text:span text:style-name="T39">2</text:span><text:span text:style-name="T40"><text:tab/>Kefil ve şahit : </text:span><text:span text:style-name="T92">Kefil </text:span><text:span text:style-name="T108">ve şahit</text:span><text:span text:style-name="T92">, bu sözleşmeye attığı imza ile, sözleşme şartlarına uyulmaması </text:span><text:span text:style-name="T103">ve/veya bu sözleşmeyle bağlantılı tahliye taahhütnamesi vb. belgeler</text:span><text:span text:style-name="T92"> ile ortaya çıkabilecek her türlü maddi ve manevi zararların karşılanması hususunda, müteselsilen sorumlu olduğunu kabul ve beyan etmiştir. Kefil </text:span><text:span text:style-name="T109">ve Şahit</text:span><text:span text:style-name="T92">, sözleşmeyi imzalayan kişinin, </text:span><text:span text:style-name="T117">s</text:span><text:span text:style-name="T92">özleşmede adı geçen kişi olduğuna şahitlik ettiğini kabul ve beyan eder. </text:span></text:p>
          <text:p text:style-name="P74"><text:span text:style-name="T39">MADDE 23<text:tab/>Yetkili mercii ve tebligat :</text:span><text:span text:style-name="T15"> İşbu </text:span><text:span text:style-name="T108"><text:s/>sözleşmede belirtilen adresler tarafların tebligat adresleri olarak da belirlenmiş olup her türlü tebligatın bu adreslere yapılabileceği taraflarca kabul edilmişti</text:span><text:span text:style-name="T110">r.</text:span><text:span text:style-name="T108"> Taraflar, anlaşmazlık vuku</text:span><text:span text:style-name="T110">unda</text:span><text:span text:style-name="T108">, T.C. Tokat Mahkeme ve İcra Dairelerinin selahiyetini </text:span><text:span text:style-name="T107">şimdiden </text:span><text:span text:style-name="T108">kabul ve beyan etmiştir. </text:span></text:p>
          <text:p text:style-name="P74"><text:span text:style-name="T92">İşbu akit, </text:span><text:span text:style-name="T110">3</text:span><text:span text:style-name="T111"> sayfa,</text:span><text:span text:style-name="T112"> 2</text:span><text:span text:style-name="T108">3</text:span><text:span text:style-name="T112"> madde </text:span><text:span text:style-name="T108">ve kiraya veren, kiracı, kiralanan ve kira hakkında detaylardan</text:span><text:span text:style-name="T112"> </text:span><text:span text:style-name="T111">oluşur ve </text:span><text:span text:style-name="T110">1</text:span><text:span text:style-name="T92"> nüsha halinde tanzim edilmiş olup, taraflarca </text:span><text:span text:style-name="T108">okunarak, </text:span><text:span text:style-name="T92">kabul edilmiş ve imzalanmıştır.</text:span></text:p>
        </text:list-header>
      </text:list>
      <text:p text:style-name="P57"/>
      <text:p text:style-name="P66"><text:span text:style-name="T153">Sözleşmenin<text:tab/>:</text:span><text:span text:style-name="T154"> </text:span><text:span text:style-name="T147">Düzenleme Tarihi</text:span><text:span text:style-name="T148"><text:tab/></text:span><text:span text:style-name="T163">: </text:span><text:span text:style-name="T182">3</text:span><text:span text:style-name="T181">0</text:span><text:span text:style-name="T183"> </text:span><text:span text:style-name="T185">Kasım </text:span><text:span text:style-name="T183">20</text:span><text:span text:style-name="T180">20</text:span><text:span text:style-name="T183"> <text:s/></text:span><text:span text:style-name="T200"><text:s/><text:tab/></text:span><text:span text:style-name="T201">Düzenleme No: </text:span><text:span text:style-name="T202">20</text:span><text:span text:style-name="T203">2</text:span><text:span text:style-name="T204">0</text:span><text:span text:style-name="T206">1</text:span><text:span text:style-name="T207">1</text:span><text:span text:style-name="T205">30</text:span><text:span text:style-name="T204">-00</text:span><text:span text:style-name="T206">6</text:span></text:p>
      <text:p text:style-name="P62"><text:span text:style-name="T131">Kiraya Veren<text:tab/>: </text:span><text:span text:style-name="T138">Adı Soyadı</text:span><text:span text:style-name="T92"><text:tab/>: <text:tab/><text:tab/><text:tab/><text:tab/></text:span><text:span text:style-name="T136">TC Kimlik No</text:span><text:span text:style-name="T11"><text:tab/>:</text:span><text:span text:style-name="T37"><text:tab/></text:span></text:p>
      <text:p text:style-name="P63">Kiracı<text:tab/></text:p>
      <text:p text:style-name="P67"><text:span text:style-name="T144">Adı Soyadı</text:span><text:span text:style-name="T155"><text:tab/>: </text:span><text:span text:style-name="T197">A</text:span><text:span text:style-name="T199">dem DUMAN</text:span></text:p>
      <text:p text:style-name="P67"><text:span text:style-name="T144">TC Kimlik No</text:span><text:span text:style-name="T155"><text:tab/>: </text:span><text:span text:style-name="T199">341 3267 6260</text:span></text:p>
      <text:p text:style-name="P67"><text:span text:style-name="T146">Tebligat </text:span><text:span text:style-name="T144">Adres</text:span><text:span text:style-name="T155"><text:tab/>: </text:span></text:p>
      <text:p text:style-name="P60"><text:span text:style-name="T137">Telefon No</text:span><text:tab/>: <text:span text:style-name="T210">0 </text:span></text:p>
      <text:p text:style-name="P59"><text:span text:style-name="T129">Kiralana</text:span><text:span text:style-name="T130">nın</text:span><text:span text:style-name="T134"><text:tab/></text:span></text:p>
      <text:p text:style-name="P67"><text:span text:style-name="T144">Cinsi<text:tab/></text:span><text:span text:style-name="T155"><text:tab/><text:tab/>: </text:span><text:span text:style-name="T191">İşyeri<text:tab/></text:span><text:span text:style-name="T179"><text:tab/></text:span><text:span text:style-name="T145">Kullanım Amacı</text:span><text:span text:style-name="T155"><text:tab/>:</text:span><text:span text:style-name="T156"> </text:span><text:span text:style-name="T191">Kumaş satış yeri</text:span></text:p>
      <text:p text:style-name="P67"><text:span text:style-name="T144">Adresi<text:tab/></text:span><text:span text:style-name="T155"><text:tab/><text:tab/>: </text:span><text:span text:style-name="T191">Hızarhane Cad. No:5 TOKAT</text:span></text:p>
      <text:p text:style-name="P76"><text:span text:style-name="T149">Tapu-</text:span><text:span text:style-name="T150">Abone Bi</text:span><text:span text:style-name="T149">lgileri</text:span><text:span text:style-name="T152"><text:tab/></text:span><text:span text:style-name="T155">: </text:span><text:span text:style-name="T157">Pafta: </text:span><text:span text:style-name="T192">20</text:span><text:span text:style-name="T157"> <text:tab/></text:span><text:span text:style-name="T158">A</text:span><text:span text:style-name="T155">da<text:tab/>:</text:span><text:span text:style-name="T159"> </text:span><text:span text:style-name="T192">390</text:span><text:span text:style-name="T160"><text:tab/>Parsel<text:tab/>: </text:span><text:span text:style-name="T192">89</text:span><text:span text:style-name="T198"><text:tab/>Elektrik : </text:span><text:span text:style-name="T216">12134</text:span><text:span text:style-name="T198"><text:tab/>Su : </text:span><text:span text:style-name="T216">7599</text:span><text:span text:style-name="T155"> </text:span></text:p>
      <text:p text:style-name="P59"><text:span text:style-name="T128">Kiranın </text:span><text:tab/></text:p>
      <text:p text:style-name="P66"><text:span text:style-name="T144">Başlangıç tarihi</text:span><text:span text:style-name="T155"><text:tab/>: </text:span><text:span text:style-name="T184"><text:s/></text:span><text:span text:style-name="T191">28 Şubat </text:span><text:span text:style-name="T184">202</text:span><text:span text:style-name="T191">1</text:span><text:span text:style-name="T157"><text:tab/></text:span><text:span text:style-name="T155"><text:tab/></text:span></text:p>
      <text:p text:style-name="P68"><text:span text:style-name="T144">Bitiş tarihi</text:span><text:span text:style-name="T155"><text:tab/><text:tab/>: </text:span><text:span text:style-name="T184">2</text:span><text:span text:style-name="T191">7</text:span><text:span text:style-name="T184"> </text:span><text:span text:style-name="T191">Şubat</text:span><text:span text:style-name="T184"> 202</text:span><text:span text:style-name="T191">2</text:span><text:span text:style-name="T164"><text:tab/><text:tab/><text:tab/></text:span><text:span text:style-name="T144">Süresi </text:span><text:span text:style-name="T155"><text:tab/>: </text:span><text:span text:style-name="T189">1 Yıl </text:span><text:span text:style-name="T190">(Bir Yıl)</text:span><text:span text:style-name="T162"> </text:span></text:p>
      <text:p text:style-name="P77"><text:span text:style-name="T151">Bedeli<text:tab/></text:span><text:span text:style-name="T155"><text:tab/><text:tab/>: </text:span><text:span text:style-name="T191">24</text:span><text:span text:style-name="T189">000</text:span><text:span text:style-name="T193"> </text:span><text:span text:style-name="T194">TL (</text:span><text:span text:style-name="T191">Yirmi Dört</text:span><text:span text:style-name="T189"> Bin </text:span><text:span text:style-name="T195">TL</text:span><text:span text:style-name="T194">) <text:s/>+ STOPAJ VERGİSİ</text:span></text:p>
      <text:p text:style-name="P14"><text:span text:style-name="T132">Ödeme</text:span><text:span text:style-name="T133"> Ş</text:span><text:span text:style-name="T132">ekli</text:span><text:span text:style-name="T80"><text:tab/><text:tab/>:</text:span><text:span text:style-name="T66"> </text:span><text:span text:style-name="T75">2</text:span><text:span text:style-name="T79">4</text:span><text:span text:style-name="T75">.000 TL Peşin </text:span><text:span text:style-name="T79">olarak banka hesabına yatırılacaktır.</text:span><text:span text:style-name="T75"> </text:span></text:p>
      <text:p text:style-name="P15"><text:span text:style-name="T75"><text:tab/><text:tab/> </text:span></text:p>
      <text:p text:style-name="P13"><text:span text:style-name="T139">B</text:span><text:span text:style-name="T140">anka hesa</text:span><text:span text:style-name="T139">p no</text:span><text:span text:style-name="T67"><text:tab/>: </text:span></text:p>
      <text:p text:style-name="P21"/>
      <text:p text:style-name="P70"><text:span text:style-name="T223">İşyerine ait klima, Aliminyum vitrin camekanı , ferforje demir doğrama üzeri mermer basamaklar, t</text:span><text:span text:style-name="T224">uvalette </text:span><text:span text:style-name="T225">k</text:span><text:span text:style-name="T224">lozet, lavabo, lavabo bataryası, ayna, kartlı su sayacı</text:span><text:span text:style-name="T223"> vardır. </text:span><text:s/></text:p>
      <text:p text:style-name="P27"/>
      <text:p text:style-name="P58">İşbu akitteki bilgilerin doğruluğunu ve sözleşmenin tüm şartlarına uyacağımı peşinen kabul ettiğimi, <text:span text:style-name="T123">akiti okuyarak, hür irademle imzaladığımı,</text:span> beyan, <text:span text:style-name="T220">kabul</text:span> ve taahhüt ederim.</text:p>
      <text:p text:style-name="P16"/>
      <text:p text:style-name="P28">KİRAYA VEREN<text:tab/><text:span text:style-name="T208">K</text:span>İRACI<text:tab/>ŞAHİT-KEFİL</text:p>
      <text:p text:style-name="P23"><text:tab/><text:tab/><text:tab/><text:tab/><text:tab/><text:tab/></text:p>
      <text:p text:style-name="P22"/>
      <text:p text:style-name="P22"/>
      <text:p text:style-name="P22"/>
      <text:p text:style-name="P22"/>
      <text:p text:style-name="P22"/>
      <text:p text:style-name="P22"/>
      <text:p text:style-name="P22"/>
      <text:p text:style-name="P18"><text:soft-page-break/></text:p>
      <text:p text:style-name="P18"/>
      <text:p text:style-name="P18"/>
      <text:p text:style-name="P18">TAHLİYE TAAHHÜTNAMESİ</text:p>
      <text:p text:style-name="P18"/>
      <text:p text:style-name="P36"><text:span text:style-name="T92"><text:tab/>Halen tahtı icarımda bulunan, kiraya vereni ve özellikleri aşağıda belirtilen taşınmazı; </text:span><text:span text:style-name="T102">tahliye etmeyi taahhüt ettiğim tarih</text:span><text:span text:style-name="T105">te</text:span><text:span text:style-name="T102">, </text:span><text:span text:style-name="T105">aşağıda </text:span><text:span text:style-name="T102">tarih </text:span><text:span text:style-name="T105">ve</text:span><text:span text:style-name="T102"> sayı</text:span><text:span text:style-name="T106">sı </text:span><text:span text:style-name="T105">belirtilen </text:span><text:span text:style-name="T102">kira sözleşme</text:span><text:span text:style-name="T106">sinin</text:span><text:span text:style-name="T102"> şartlarına bağlı kalarak, </text:span><text:span text:style-name="T100"><text:s/></text:span><text:span text:style-name="T92">hiçbir kanuni merasime, ihtar ve protesto keşidesine, cevap itasına, tebliğ ve tebellüğe, </text:span><text:span text:style-name="T118">herhangi bir ihtar ve hiçbir hüküm istihsaline ve mahkemeden ilam almaya hacet kalmaksızın</text:span><text:span text:style-name="T92"> kayıtsız ve şartsız olarak boşaltmayı </text:span><text:span text:style-name="T118">kesin olarak, </text:span><text:span text:style-name="T120">hür irademle</text:span><text:span text:style-name="T118"> beyan, kabul ve taahhüt ed</text:span><text:span text:style-name="T119">iyorum</text:span><text:span text:style-name="T118">.</text:span></text:p>
      <text:p text:style-name="P33"/>
      <text:p text:style-name="P37"><text:span text:style-name="T92"><text:tab/>Gününde tahliye edemediğim </text:span><text:span text:style-name="T98">veya </text:span><text:span text:style-name="T92">etmediğim takdirde, </text:span><text:span text:style-name="T99">geçen her gün için, yıllık kira bedelinin yüzde </text:span><text:span text:style-name="T103">biri</text:span><text:span text:style-name="T99"> oranında </text:span><text:span text:style-name="T103">(%1)</text:span><text:span text:style-name="T99"> </text:span><text:span text:style-name="T102">günlük </text:span><text:span text:style-name="T99">ceza bedeli ödemeyi, </text:span><text:span text:style-name="T92">kiraya veren veya yetkili kanuni vekili tarafından aleyhime yapılacak, her türlü icra takibatı, mahkeme masrafları, avukatlık ücretleri ve benzeri tüm ücretlerinde tamamen şahsım tarafından karşılanacağını şimdiden <text:s/>kabul,</text:span><text:span text:style-name="T98"> beyan</text:span><text:span text:style-name="T92"> ve taahhüt ediyorum. İşbu taahhütname</text:span><text:span text:style-name="T101">yi</text:span><text:span text:style-name="T92"> </text:span><text:span text:style-name="T106">hür</text:span><text:span text:style-name="T92"> irademle </text:span><text:span text:style-name="T106">okudum ve</text:span><text:span text:style-name="T92"> imza</text:span><text:span text:style-name="T101">lıyorum</text:span><text:span text:style-name="T92">. </text:span></text:p>
      <text:p text:style-name="P40"/>
      <text:p text:style-name="P40"/>
      <text:p text:style-name="P46"/>
      <text:p text:style-name="P52"/>
      <text:p text:style-name="P42"/>
      <text:p text:style-name="P42"/>
      <text:p text:style-name="P39"/>
      <text:p text:style-name="P56">TAHLİYE EDİLECEK YERİN</text:p>
      <text:p text:style-name="P76"><text:span text:style-name="T212">Adresi<text:tab/>: <text:s/></text:span><text:span text:style-name="T191">Hızarhane Cad. No:5 TOKAT</text:span></text:p>
      <text:p text:style-name="P51"/>
      <text:p text:style-name="P34"><text:span text:style-name="T19">İlgili </text:span><text:span text:style-name="T16">Kira </text:span><text:span text:style-name="T17">Sözleşme</text:span><text:span text:style-name="T16">si</text:span><text:span text:style-name="T17"> Tarihi, <text:s/></text:span><text:span text:style-name="T18">No</text:span><text:span text:style-name="T17"><text:tab/>:<text:tab/></text:span></text:p>
      <text:p text:style-name="P44"/>
      <text:p text:style-name="P44">Mecurun tahliye Edileceği taahhüt edilen tarih<text:tab/>:</text:p>
      <text:p text:style-name="P44"/>
      <text:p text:style-name="P40"/>
      <text:p text:style-name="P48"/>
      <text:p text:style-name="P48"/>
      <text:p text:style-name="P48"/>
      <text:p text:style-name="P64">Kiracı<text:tab/></text:p>
      <text:p text:style-name="P78"><text:span text:style-name="T144">Adı Soyadı</text:span><text:span text:style-name="T155"><text:tab/>: </text:span><text:span text:style-name="T197">A</text:span><text:span text:style-name="T199">dem DUMAN</text:span></text:p>
      <text:p text:style-name="P79"><text:span text:style-name="T9">TC Kimlik No<text:tab/>: </text:span><text:span text:style-name="T10">341 3267 6260</text:span></text:p>
      <text:p text:style-name="P65"/>
      <text:p text:style-name="P49"/>
      <text:p text:style-name="P53"><text:tab/><text:tab/><text:tab/><text:tab/><text:tab/><text:tab/><text:tab/></text:p>
      <text:p text:style-name="P32"/>
      <text:p text:style-name="P50"><text:tab/><text:tab/><text:tab/><text:tab/><text:tab/><text:tab/><text:tab/>İmza<text:tab/>:</text:p>
      <text:p text:style-name="P48"/>
      <text:p text:style-name="P48"/>
      <text:p text:style-name="P48"/>
      <text:p text:style-name="P48"/>
      <text:p text:style-name="P48"/>
      <text:p text:style-name="P48"/>
      <text:p text:style-name="P48"/>
      <text:p text:style-name="P48"/>
      <text:p text:style-name="P48"/>
      <text:p text:style-name="P20"/>
      <text:p text:style-name="P20"/>
      <text:p text:style-name="P20"/>
      <text:p text:style-name="P20"><text:soft-page-break/></text:p>
      <text:p text:style-name="P20">KİRA FESİH SÖZLEŞMESİ</text:p>
      <text:p text:style-name="P19"/>
      <text:p text:style-name="P19"/>
      <text:p text:style-name="P19"/>
      <text:p text:style-name="P19"/>
      <text:p text:style-name="P19"/>
      <text:p text:style-name="P38"><text:span text:style-name="T92"><text:tab/></text:span><text:span text:style-name="T113">A</text:span><text:span text:style-name="T105">şağıda </text:span><text:span text:style-name="T102">tarih </text:span><text:span text:style-name="T105">ve</text:span><text:span text:style-name="T102"> sayı</text:span><text:span text:style-name="T106">sı </text:span><text:span text:style-name="T105">belirtilen </text:span><text:span text:style-name="T102">kira sözleşme</text:span><text:span text:style-name="T106">si</text:span><text:span text:style-name="T113">ni tek taraflı olarak fesh ediyorum. Sözleşme şartları ile t</text:span><text:span text:style-name="T92">ahtı icarımda bulunan taşınmazı; </text:span><text:span text:style-name="T113">belirtilen tarihte,</text:span><text:span text:style-name="T102"> </text:span><text:span text:style-name="T105">belirtilen </text:span><text:span text:style-name="T102">kira sözleşme</text:span><text:span text:style-name="T106">sinin</text:span><text:span text:style-name="T102"> şartlarına bağlı kalarak </text:span><text:span text:style-name="T121">tahliye ettim.</text:span></text:p>
      <text:p text:style-name="P41"/>
      <text:p text:style-name="P41"/>
      <text:p text:style-name="P30"/>
      <text:p text:style-name="P30"/>
      <text:p text:style-name="P41"/>
      <text:p text:style-name="P41"/>
      <text:p text:style-name="P41"/>
      <text:p text:style-name="P41"/>
      <text:p text:style-name="P31"><text:span text:style-name="T215">FESH</text:span><text:span text:style-name="T214"> EDİLE</text:span><text:span text:style-name="T215">N</text:span><text:span text:style-name="T214"> </text:span><text:span text:style-name="T215">SÖZLEŞMENİN</text:span></text:p>
      <text:p text:style-name="P41"/>
      <text:p text:style-name="P35"><text:span text:style-name="T17">Tarihi, <text:s/></text:span><text:span text:style-name="T18">No</text:span><text:span text:style-name="T17"><text:tab/><text:tab/><text:tab/><text:tab/>:<text:tab/></text:span></text:p>
      <text:p text:style-name="P45"/>
      <text:p text:style-name="P45">Mecurun tahliye Edil<text:span text:style-name="T209">diği </text:span>tarih<text:tab/>:</text:p>
      <text:p text:style-name="P45"/>
      <text:p text:style-name="P30"/>
      <text:p text:style-name="P47"/>
      <text:p text:style-name="P47"/>
      <text:p text:style-name="P47"/>
      <text:p text:style-name="P47"/>
      <text:p text:style-name="P64">Kiracı<text:tab/></text:p>
      <text:p text:style-name="P78"><text:span text:style-name="T144">Adı Soyadı</text:span><text:span text:style-name="T155"><text:tab/>: </text:span><text:span text:style-name="T197">A</text:span><text:span text:style-name="T199">dem DUMAN</text:span></text:p>
      <text:p text:style-name="P79"><text:span text:style-name="T9">TC Kimlik No<text:tab/>: </text:span><text:span text:style-name="T10">341 3267 6260</text:span></text:p>
      <text:p text:style-name="P65"/>
      <text:p text:style-name="P32"/>
      <text:p text:style-name="P50"><text:tab/><text:tab/><text:tab/><text:tab/><text:tab/><text:tab/><text:tab/>İmza<text:tab/>:</text:p>
      <text:p text:style-name="P43"/>
      <text:p text:style-name="P43"/>
      <text:p text:style-name="P43"/>
      <text:p text:style-name="P43"/>
      <text:p text:style-name="P43"/>
      <text:p text:style-name="P43"/>
      <text:p text:style-name="P54"/>
      <text:p text:style-name="P55"/>
      <text:p text:style-name="P55"/>
      <text:p text:style-name="P55"/>
      <text:p text:style-name="P55"/>
      <text:p text:style-name="P43"/>
      <text:p text:style-name="P43"/>
      <text:p text:style-name="P4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1-02-24T10:26:12.032944122</dc:date>
    <meta:editing-duration>PT19H29M16S</meta:editing-duration>
    <meta:editing-cycles>56</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77" meta:word-count="1793" meta:character-count="13361" meta:non-whitespace-character-count="11503"/>
  </office:meta>
</office:document-meta>
</file>